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origin.A1"/>
      <style:map style:condition="cell-content()&gt;0" style:apply-style-name="青" style:base-cell-address="origin.A1"/>
    </style:style>
    <style:style style:name="ce2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multicolor.A1"/>
      <style:map style:condition="cell-content()&gt;0" style:apply-style-name="青" style:base-cell-address="multicolor.A1"/>
    </style:style>
    <style:style style:name="ce3" style:family="table-cell" style:parent-style-name="Default">
      <style:table-cell-properties fo:border="0.06pt solid #000000"/>
      <style:text-properties fo:color="#ffffff"/>
    </style:style>
    <style:style style:name="ce4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blockmulticolor.A1"/>
      <style:map style:condition="cell-content()&gt;0" style:apply-style-name="青" style:base-cell-address="blockmulticolor.A1"/>
    </style:style>
    <style:style style:name="ce5" style:family="table-cell" style:parent-style-name="Default">
      <style:table-cell-properties fo:border="0.06pt solid #000000"/>
      <style:text-properties fo:color="#ffffff"/>
    </style:style>
    <style:style style:name="ce6" style:family="table-cell" style:parent-style-name="Default">
      <style:table-cell-properties fo:border="0.06pt solid #000000"/>
      <style:text-properties fo:color="#ffffff"/>
      <style:map style:condition="cell-content()=1" style:apply-style-name="赤" style:base-cell-address="blockmulticolor.BW1"/>
    </style:style>
  </office:automatic-styles>
  <office:body>
    <office:spreadsheet>
      <table:calculation-settings table:use-regular-expressions="false"/>
      <table:table table:name="origin" table:style-name="ta1">
        <table:table-column table:style-name="co1" table:number-columns-repeated="64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origin.A1:origin.BL64">
            <calcext:condition calcext:apply-style-name="赤" calcext:value="&lt;0" calcext:base-cell-address="origin.A1"/>
            <calcext:condition calcext:apply-style-name="青" calcext:value="&gt;0" calcext:base-cell-address="origin.A1"/>
          </calcext:conditional-format>
        </calcext:conditional-formats>
      </table:table>
      <table:table table:name="multicolor" table:style-name="ta1">
        <table:table-column table:style-name="co1" table:number-columns-repeated="64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calcext:conditional-formats>
          <calcext:conditional-format calcext:target-range-address="multicolor.BN1: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multicolor.A1:multicolor.BL64">
            <calcext:condition calcext:apply-style-name="赤" calcext:value="&lt;0" calcext:base-cell-address="multicolor.A1"/>
            <calcext:condition calcext:apply-style-name="青" calcext:value="&gt;0" calcext:base-cell-address="multicolor.A1"/>
          </calcext:conditional-format>
        </calcext:conditional-formats>
      </table:table>
      <table:table table:name="blockmulticolor" table:style-name="ta1">
        <table:table-column table:style-name="co1" table:number-columns-repeated="64" table:default-cell-style-name="ce4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"/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  <table:table-cell table:number-columns-repeated="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table:number-columns-repeated="10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calcext:conditional-formats>
          <calcext:conditional-format calcext:target-range-address="blockmulticolor.A1:blockmulticolor.BL64">
            <calcext:condition calcext:apply-style-name="赤" calcext:value="&lt;0" calcext:base-cell-address="blockmulticolor.A1"/>
            <calcext:condition calcext:apply-style-name="青" calcext:value="&gt;0" calcext:base-cell-address="blockmulticolor.A1"/>
          </calcext:conditional-format>
          <calcext:conditional-format calcext:target-range-address="blockmulticolor.BW1:blockmulticolor.CL16">
            <calcext:condition calcext:apply-style-name="赤" calcext:value="=1" calcext:base-cell-address="blockmulticolor.BW1"/>
          </calcext:conditional-format>
          <calcext:conditional-format calcext:target-range-address="blockmulticolor.BN1:block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赤" style:family="table-cell" style:parent-style-name="Default">
      <style:table-cell-properties fo:background-color="#ff3333"/>
    </style:style>
    <style:style style:name="青" style:family="table-cell" style:parent-style-name="Default">
      <style:table-cell-properties fo:background-color="#6666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00/00/00</text:date>, <text:time style:data-style-name="N2" text:time-value="22:38:09.4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09:59.209000000</meta:creation-date>
    <dc:date>2016-06-04T22:40:19.696000000</dc:date>
    <meta:editing-duration>PT7H29M28S</meta:editing-duration>
    <meta:editing-cycles>31</meta:editing-cycles>
    <meta:generator>LibreOffice/4.3.7.2$Windows_x86 LibreOffice_project/8a35821d8636a03b8bf4e15b48f59794652c68ba</meta:generator>
    <meta:document-statistic meta:table-count="3" meta:cell-count="12672" meta:object-count="0"/>
  </office:meta>
</office:document-meta>
</file>